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77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Berth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nton</text:p>
          </table:table-cell>
          <table:table-cell office:value-type="string" calcext:value-type="string">
            <text:p>column_range_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lumn_range_2</text:p>
          </table:table-cell>
        </table:table-row>
        <table:table-row table:style-name="ro1">
          <table:table-cell/>
          <table:table-cell office:value-type="string" calcext:value-type="string">
            <text:p>Cäsar</text:p>
          </table:table-cell>
          <table:table-cell/>
          <table:table-cell office:value-type="string" calcext:value-type="string">
            <text:p>column_range_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lumn_range_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lumn_range_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row_range_1</text:p>
          </table:table-cell>
          <table:table-cell office:value-type="string" calcext:value-type="string">
            <text:p>row_range_2</text:p>
          </table:table-cell>
          <table:table-cell office:value-type="string" calcext:value-type="string">
            <text:p>row_range_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grid_range_1_1</text:p>
          </table:table-cell>
          <table:table-cell office:value-type="string" calcext:value-type="string">
            <text:p>grid_range_2_1</text:p>
          </table:table-cell>
          <table:table-cell office:value-type="string" calcext:value-type="string">
            <text:p>grid_range_3_1</text:p>
          </table:table-cell>
        </table:table-row>
        <table:table-row table:style-name="ro1">
          <table:table-cell/>
          <table:table-cell office:value-type="string" calcext:value-type="string">
            <text:p>grid_range_1_2</text:p>
          </table:table-cell>
          <table:table-cell office:value-type="string" calcext:value-type="string">
            <text:p>grid_range_2_2</text:p>
          </table:table-cell>
          <table:table-cell office:value-type="string" calcext:value-type="string">
            <text:p>grid_range_3_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anton" table:base-cell-address="$Sheet1.$C$5" table:cell-range-address="$Sheet1.$C$5"/>
        <table:named-range table:name="berta" table:base-cell-address="$Sheet1.$B$4" table:cell-range-address="$Sheet1.$B$4"/>
        <table:named-range table:name="caesar" table:base-cell-address="$Sheet1.$B$7" table:cell-range-address="$Sheet1.$B$7"/>
        <table:named-range table:name="column_range" table:base-cell-address="$Sheet1.$D$5" table:cell-range-address="$Sheet1.$D$5:.$D$9"/>
        <table:named-range table:name="grid_range" table:base-cell-address="$Sheet1.$B$13" table:cell-range-address="$Sheet1.$B$13:.$D$14"/>
        <table:named-range table:name="row_range" table:base-cell-address="$Sheet1.$B$11" table:cell-range-address="$Sheet1.$B$11: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/00/0000</text:date>, <text:time style:data-style-name="N2" text:time-value="16:42:30.58972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7-26T11:09:14</meta:creation-date>
    <dc:date>2017-02-13T11:34:04.975115000</dc:date>
    <meta:editing-duration>PT38M36S</meta:editing-duration>
    <meta:editing-cycles>4</meta:editing-cycles>
    <meta:generator>LibreOffice/5.2.4.2$MacOSX_X86_64 LibreOffice_project/3d5603e1122f0f102b62521720ab13a38a4e0eb0</meta:generator>
    <meta:document-statistic meta:table-count="3" meta:cell-count="17" meta:object-count="0"/>
  </office:meta>
</office:document-meta>
</file>